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820000013FFCD501BE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/>
    </style:style>
    <style:style style:name="tabSignature.A" style:family="table-column">
      <style:table-column-properties style:column-width="10.873cm" style:rel-column-width="6164*"/>
    </style:style>
    <style:style style:name="tabSignature.B" style:family="table-column">
      <style:table-column-properties style:column-width="6.126cm" style:rel-column-width="3473*"/>
    </style:style>
    <style:style style:name="tabSignature.A1" style:family="table-cell">
      <style:table-cell-properties fo:padding="0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style:font-size-asian="2pt" style:font-size-complex="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Signature" table:style-name="tabSignature">
        <table:table-column table:style-name="tabSignature.A"/>
        <table:table-column table:style-name="tabSignature.B"/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3">%=SIGNATURE_NOM_SERVICE=%</text:p>
          </table:table-cell>
        </table:table-row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3">%=SIGNATAIRE=%</text:p>
          </table:table-cell>
        </table:table-row>
      </table:table>
      <text:p text:style-name="P1"><draw:frame draw:style-name="fr1" draw:name="images1" text:anchor-type="paragraph" svg:x="11.167cm" svg:y="0.12cm" svg:width="2.552cm" svg:height="1.302cm" draw:z-index="0"><draw:image xlink:href="Pictures/10000000000001820000013FFCD501B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7-18T11:27:26.79</dc:date>
    <meta:editing-cycles>36</meta:editing-cycles>
    <meta:editing-duration>PT42M13S</meta:editing-duration>
    <meta:document-statistic meta:table-count="1" meta:image-count="1" meta:object-count="0" meta:page-count="1" meta:paragraph-count="2" meta:word-count="2" meta:character-count="39"/>
    <meta:user-defined meta:name="Info 1"/>
    <meta:user-defined meta:name="Info 2"/>
    <meta:user-defined meta:name="Info 3"/>
    <meta:user-defined meta:name="Info 4"/>
  </office:meta>
</office:document-meta>
</file>